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bold" officeooo:paragraph-rsid="0008d45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0f0412" officeooo:paragraph-rsid="00131782" style:font-size-asian="12.25pt" style:font-style-asian="normal" style:font-weight-asian="normal" style:font-size-complex="14pt" style:font-style-complex="normal" style:font-weight-complex="normal"/>
    </style:style>
    <style:style style:name="P4"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1914b9" officeooo:paragraph-rsid="001914b9" style:font-size-asian="14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fo:font-size="14pt" fo:font-style="normal" style:text-underline-style="none" fo:font-weight="normal" officeooo:rsid="000da3be" officeooo:paragraph-rsid="000da3be"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fo:font-size="14pt" fo:font-style="normal" style:text-underline-style="none" fo:font-weight="normal" officeooo:rsid="001914b9" officeooo:paragraph-rsid="001914b9" style:font-size-asian="14pt" style:font-style-asian="normal" style:font-weight-asian="normal" style:font-size-complex="14pt" style:font-style-complex="normal" style:font-weight-complex="normal"/>
    </style:style>
    <style:style style:name="P7" style:family="paragraph" style:parent-style-name="Standard">
      <style:paragraph-properties fo:text-align="center" style:justify-single-word="false"/>
      <style:text-properties style:text-position="super 58%" fo:font-size="16pt" style:text-underline-style="solid" style:text-underline-width="auto" style:text-underline-color="font-color" fo:font-weight="bold" style:font-size-asian="14pt" style:font-weight-asian="bold" style:font-size-complex="16pt" style:font-weight-complex="bold"/>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size="12pt" style:text-underline-style="solid" style:text-underline-width="auto" style:text-underline-color="font-color" fo:font-weight="bold" officeooo:rsid="00084b72" officeooo:paragraph-rsid="00084b72"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08d45d" officeooo:paragraph-rsid="000a375b"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officeooo:rsid="000f0412" officeooo:paragraph-rsid="000f0412"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officeooo:rsid="000f0412" officeooo:paragraph-rsid="000f3e01"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none" fo:font-weight="normal" officeooo:rsid="000f0412" officeooo:paragraph-rsid="001134fb"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none" fo:font-weight="normal" officeooo:rsid="001134fb" officeooo:paragraph-rsid="001134fb"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none" fo:font-weight="normal" officeooo:rsid="001134fb" officeooo:paragraph-rsid="00131468"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style:text-underline-style="none" fo:font-weight="normal" officeooo:rsid="00131468" officeooo:paragraph-rsid="00131468"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fo:font-size="12pt" style:text-underline-style="none" fo:font-weight="normal" officeooo:rsid="00084b72" officeooo:paragraph-rsid="00084b72" style:font-size-asian="12pt" style:font-weight-asian="normal" style:font-size-complex="12pt" style:font-weight-complex="normal"/>
    </style:style>
    <style:style style:name="P18" style:family="paragraph" style:parent-style-name="Standard" style:list-style-name="L1">
      <style:paragraph-properties fo:text-align="center" style:justify-single-word="false"/>
      <style:text-properties fo:font-size="12pt" style:text-underline-style="none" fo:font-weight="normal" officeooo:rsid="00084b72" officeooo:paragraph-rsid="00084b72"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fo:font-size="12pt" style:text-underline-style="none" fo:font-weight="normal" officeooo:rsid="001d1817" officeooo:paragraph-rsid="001d1817" style:font-size-asian="12pt" style:font-weight-asian="normal" style:font-size-complex="12pt" style:font-weight-complex="normal"/>
    </style:style>
    <style:style style:name="P20" style:family="paragraph" style:parent-style-name="Standard" style:list-style-name="L1">
      <style:paragraph-properties fo:text-align="center" style:justify-single-word="false"/>
      <style:text-properties fo:font-size="12pt" style:text-underline-style="none" fo:font-weight="normal" officeooo:rsid="0021cfcf" officeooo:paragraph-rsid="0021cfcf" style:font-size-asian="12pt" style:font-weight-asian="normal" style:font-size-complex="12pt" style:font-weight-complex="normal"/>
    </style:style>
    <style:style style:name="P21" style:family="paragraph" style:parent-style-name="Standard">
      <style:paragraph-properties fo:text-align="center" style:justify-single-word="false"/>
      <style:text-properties fo:font-size="12pt" style:text-underline-style="none" fo:font-weight="bold" officeooo:rsid="00084b72" officeooo:paragraph-rsid="00084b72" style:font-size-asian="12pt" style:font-weight-asian="bold" style:font-size-complex="12pt" style:font-weight-complex="bold"/>
    </style:style>
    <style:style style:name="P22"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23" style:family="paragraph" style:parent-style-name="Standard">
      <style:paragraph-properties fo:text-align="center" style:justify-single-word="false"/>
      <style:text-properties fo:font-size="12pt" style:text-underline-style="solid" style:text-underline-width="auto" style:text-underline-color="font-color" fo:font-weight="bold" officeooo:paragraph-rsid="00084b72" style:font-size-asian="12pt" style:font-weight-asian="bold" style:font-size-complex="12pt" style:font-weight-complex="bold"/>
    </style:style>
    <style:style style:name="P24" style:family="paragraph" style:parent-style-name="Standard">
      <style:paragraph-properties fo:text-align="center" style:justify-single-word="false"/>
      <style:text-properties fo:font-size="12pt" style:text-underline-style="solid" style:text-underline-width="auto" style:text-underline-color="font-color" fo:font-weight="bold" officeooo:rsid="00084b72" officeooo:paragraph-rsid="00084b72" style:font-size-asian="12pt" style:font-weight-asian="bold" style:font-size-complex="12pt" style:font-weight-complex="bold"/>
    </style:style>
    <style:style style:name="P25" style:family="paragraph" style:parent-style-name="Standard" style:list-style-name="L1">
      <style:paragraph-properties fo:text-align="start" style:justify-single-word="false"/>
      <style:text-properties fo:font-size="12pt" fo:font-style="normal" style:text-underline-style="solid" style:text-underline-width="auto" style:text-underline-color="font-color" fo:font-weight="normal" officeooo:rsid="0008d45d" officeooo:paragraph-rsid="0008d45d" style:font-size-asian="12pt" style:font-style-asian="normal" style:font-weight-asian="normal" style:font-size-complex="12pt" style:font-style-complex="normal" style:font-weight-complex="normal"/>
    </style:style>
    <style:style style:name="P26" style:family="paragraph" style:parent-style-name="Standard" style:list-style-name="L2">
      <style:paragraph-properties fo:text-align="start" style:justify-single-word="false"/>
      <style:text-properties fo:font-size="12pt" fo:font-style="normal" style:text-underline-style="solid" style:text-underline-width="auto" style:text-underline-color="font-color" fo:font-weight="normal" officeooo:rsid="0008d45d" officeooo:paragraph-rsid="000f0412"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08d45d" officeooo:paragraph-rsid="000f0412"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1914b9" officeooo:paragraph-rsid="001914b9"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1bf5d2" officeooo:paragraph-rsid="001bf5d2" style:font-size-asian="10.5pt" style:font-style-asian="normal" style:font-weight-asian="normal" style:font-size-complex="12pt" style:font-style-complex="normal" style:font-weight-complex="normal"/>
    </style:style>
    <style:style style:name="P30" style:family="paragraph" style:parent-style-name="Standard" style:list-style-name="L2">
      <style:paragraph-properties fo:text-align="start" style:justify-single-word="false"/>
      <style:text-properties fo:font-size="12pt" fo:font-style="normal" style:text-underline-style="none" fo:font-weight="normal" officeooo:rsid="0008d45d" officeooo:paragraph-rsid="0008d45d"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style:text-underline-style="none" fo:font-weight="normal" officeooo:rsid="0008d45d" officeooo:paragraph-rsid="0008d45d"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style:text-underline-style="none" fo:font-weight="normal" officeooo:rsid="0008d45d" officeooo:paragraph-rsid="000a375b"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style:text-underline-style="none" fo:font-weight="normal" officeooo:rsid="001a4262" officeooo:paragraph-rsid="001a4262"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style:text-underline-style="none" fo:font-weight="normal" officeooo:rsid="001bf5d2" officeooo:paragraph-rsid="001bf5d2"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style:text-underline-style="none" fo:font-weight="normal" officeooo:rsid="00131782" officeooo:paragraph-rsid="00131782"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style:text-underline-style="none" fo:font-weight="normal" officeooo:rsid="00131782" officeooo:paragraph-rsid="002dacc4"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style:text-underline-style="none" fo:font-weight="normal" officeooo:rsid="001bf5d2" officeooo:paragraph-rsid="002dacc4" style:font-size-asian="10.5pt" style:font-style-asian="normal" style:font-weight-asian="normal" style:font-size-complex="12pt" style:font-style-complex="normal" style:font-weight-complex="normal"/>
    </style:style>
    <style:style style:name="P38" style:family="paragraph" style:parent-style-name="Standard" style:list-style-name="L1">
      <style:paragraph-properties fo:text-align="start" style:justify-single-word="false"/>
      <style:text-properties fo:font-size="14pt" fo:font-style="normal" style:text-underline-style="solid" style:text-underline-width="auto" style:text-underline-color="font-color" fo:font-weight="normal" officeooo:rsid="0008d45d" officeooo:paragraph-rsid="0008d45d" style:font-size-asian="14pt" style:font-style-asian="normal" style:font-weight-asian="normal" style:font-size-complex="14pt" style:font-style-complex="normal" style:font-weight-complex="normal"/>
    </style:style>
    <style:style style:name="P39" style:family="paragraph" style:parent-style-name="Standard" style:list-style-name="L2">
      <style:paragraph-properties fo:text-align="start" style:justify-single-word="false"/>
      <style:text-properties fo:font-size="14pt" fo:font-style="normal" style:text-underline-style="solid" style:text-underline-width="auto" style:text-underline-color="font-color" fo:font-weight="normal" officeooo:rsid="0008d45d" officeooo:paragraph-rsid="0008d45d" style:font-size-asian="14pt" style:font-style-asian="normal" style:font-weight-asian="normal" style:font-size-complex="14pt" style:font-style-complex="normal" style:font-weight-complex="normal"/>
    </style:style>
    <style:style style:name="P40" style:family="paragraph" style:parent-style-name="Standard" style:list-style-name="L2">
      <style:paragraph-properties fo:text-align="start" style:justify-single-word="false"/>
      <style:text-properties fo:font-size="14pt" fo:font-style="normal" style:text-underline-style="solid" style:text-underline-width="auto" style:text-underline-color="font-color" fo:font-weight="normal" officeooo:rsid="000f0412" officeooo:paragraph-rsid="000f0412" style:font-size-asian="14pt" style:font-style-asian="normal" style:font-weight-asian="normal" style:font-size-complex="14pt" style:font-style-complex="normal" style:font-weight-complex="normal"/>
    </style:style>
    <style:style style:name="P41" style:family="paragraph" style:parent-style-name="Standard" style:list-style-name="L2">
      <style:paragraph-properties fo:text-align="start" style:justify-single-word="false"/>
      <style:text-properties fo:font-size="14pt" fo:font-style="normal" style:text-underline-style="solid" style:text-underline-width="auto" style:text-underline-color="font-color" fo:font-weight="normal" officeooo:rsid="00153264" officeooo:paragraph-rsid="00153264" style:font-size-asian="14pt" style:font-style-asian="normal" style:font-weight-asian="normal" style:font-size-complex="14pt" style:font-style-complex="normal" style:font-weight-complex="normal"/>
    </style:style>
    <style:style style:name="P42" style:family="paragraph" style:parent-style-name="Standard" style:list-style-name="L3">
      <style:paragraph-properties fo:text-align="start" style:justify-single-word="false"/>
      <style:text-properties fo:font-size="14pt" fo:font-style="normal" style:text-underline-style="solid" style:text-underline-width="auto" style:text-underline-color="font-color" fo:font-weight="normal" officeooo:rsid="00160edd" officeooo:paragraph-rsid="00160edd" style:font-size-asian="14pt" style:font-style-asian="normal" style:font-weight-asian="normal" style:font-size-complex="14pt" style:font-style-complex="normal" style:font-weight-complex="normal"/>
    </style:style>
    <style:style style:name="P43" style:family="paragraph" style:parent-style-name="Standard" style:list-style-name="L4">
      <style:paragraph-properties fo:text-align="start" style:justify-single-word="false"/>
      <style:text-properties fo:font-size="14pt" fo:font-style="normal" style:text-underline-style="solid" style:text-underline-width="auto" style:text-underline-color="font-color" fo:font-weight="normal" officeooo:rsid="001914b9" officeooo:paragraph-rsid="001914b9" style:font-size-asian="14pt" style:font-style-asian="normal" style:font-weight-asian="normal" style:font-size-complex="14pt" style:font-style-complex="normal" style:font-weight-complex="normal"/>
    </style:style>
    <style:style style:name="P44" style:family="paragraph" style:parent-style-name="Standard" style:list-style-name="L4">
      <style:paragraph-properties fo:text-align="start" style:justify-single-word="false"/>
      <style:text-properties fo:font-size="14pt" fo:font-style="normal" style:text-underline-style="solid" style:text-underline-width="auto" style:text-underline-color="font-color" fo:font-weight="normal" officeooo:rsid="001bf5d2" officeooo:paragraph-rsid="001bf5d2" style:font-size-asian="14pt" style:font-style-asian="normal" style:font-weight-asian="normal" style:font-size-complex="14pt" style:font-style-complex="normal" style:font-weight-complex="normal"/>
    </style:style>
    <style:style style:name="P45" style:family="paragraph" style:parent-style-name="Standard" style:list-style-name="L5">
      <style:paragraph-properties fo:text-align="start" style:justify-single-word="false"/>
      <style:text-properties fo:font-size="14pt" fo:font-style="normal" style:text-underline-style="solid" style:text-underline-width="auto" style:text-underline-color="font-color" fo:font-weight="normal" officeooo:rsid="001bf5d2" officeooo:paragraph-rsid="001bf5d2" style:font-size-asian="14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1bf5d2" officeooo:paragraph-rsid="001bf5d2" style:font-size-asian="14pt" style:font-style-asian="normal" style:font-weight-asian="normal" style:font-size-complex="14pt" style:font-style-complex="normal" style:font-weight-complex="normal"/>
    </style:style>
    <style:style style:name="P47" style:family="paragraph" style:parent-style-name="Standard" style:list-style-name="L5">
      <style:paragraph-properties fo:text-align="start" style:justify-single-word="false"/>
      <style:text-properties fo:font-size="14pt" fo:font-style="normal" style:text-underline-style="solid" style:text-underline-width="auto" style:text-underline-color="font-color" fo:font-weight="normal" officeooo:rsid="0027f665" officeooo:paragraph-rsid="0027f665" style:font-size-asian="14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fo:font-size="14pt" fo:font-style="normal" style:text-underline-style="none" fo:font-weight="normal" officeooo:rsid="00160edd" officeooo:paragraph-rsid="00160edd" style:font-size-asian="14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fo:font-size="14pt" fo:font-style="normal" style:text-underline-style="none" fo:font-weight="normal" officeooo:rsid="00153264" officeooo:paragraph-rsid="00153264" style:font-size-asian="14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text-underline-style="solid" style:text-underline-width="auto" style:text-underline-color="font-color" officeooo:paragraph-rsid="002dacc4"/>
    </style:style>
    <style:style style:name="P51" style:family="paragraph" style:parent-style-name="Standard">
      <style:paragraph-properties fo:text-align="center" style:justify-single-word="false"/>
      <style:text-properties fo:font-size="16pt" style:text-underline-style="none" fo:font-weight="bold" officeooo:rsid="00084b72" officeooo:paragraph-rsid="00084b72" style:font-size-asian="16pt" style:font-weight-asian="bold" style:font-size-complex="16pt" style:font-weight-complex="bold"/>
    </style:style>
    <style:style style:name="P52" style:family="paragraph" style:parent-style-name="Standard" style:list-style-name="L6">
      <style:paragraph-properties fo:text-align="start" style:justify-single-word="false"/>
      <style:text-properties officeooo:paragraph-rsid="002dacc4"/>
    </style:style>
    <style:style style:name="P53" style:family="paragraph" style:parent-style-name="Standard" style:list-style-name="L7">
      <style:paragraph-properties fo:text-align="start" style:justify-single-word="false"/>
      <style:text-properties officeooo:paragraph-rsid="002dacc4"/>
    </style:style>
    <style:style style:name="P54" style:family="paragraph" style:parent-style-name="Header">
      <style:text-properties officeooo:rsid="001ff92f" officeooo:paragraph-rsid="001ff92f"/>
    </style:style>
    <style:style style:name="P55" style:family="paragraph" style:parent-style-name="Footer">
      <style:paragraph-properties fo:text-align="start" style:justify-single-word="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officeooo:rsid="000b55b6"/>
    </style:style>
    <style:style style:name="T4" style:family="text">
      <style:text-properties officeooo:rsid="000da3be"/>
    </style:style>
    <style:style style:name="T5" style:family="text">
      <style:text-properties officeooo:rsid="001134fb"/>
    </style:style>
    <style:style style:name="T6" style:family="text">
      <style:text-properties officeooo:rsid="00131468"/>
    </style:style>
    <style:style style:name="T7" style:family="text">
      <style:text-properties fo:font-size="12pt" style:text-underline-style="none" officeooo:rsid="00131782" style:font-size-asian="10.5pt" style:font-size-complex="12pt"/>
    </style:style>
    <style:style style:name="T8" style:family="text">
      <style:text-properties fo:font-size="12pt" officeooo:rsid="001a4262" style:font-size-asian="12pt" style:font-size-complex="12pt"/>
    </style:style>
    <style:style style:name="T9" style:family="text">
      <style:text-properties fo:font-size="12pt" fo:font-style="normal" style:text-underline-style="none" fo:font-weight="normal" officeooo:rsid="00131782" style:font-size-asian="10.5pt" style:font-style-asian="normal" style:font-weight-asian="normal" style:font-size-complex="12pt" style:font-style-complex="normal" style:font-weight-complex="normal"/>
    </style:style>
    <style:style style:name="T10" style:family="text">
      <style:text-properties fo:font-size="12pt" fo:font-style="normal" fo:font-weight="normal" officeooo:rsid="00131782" style:font-size-asian="10.5pt" style:font-style-asian="normal" style:font-weight-asian="normal" style:font-size-complex="12pt" style:font-style-complex="normal" style:font-weight-complex="normal"/>
    </style:style>
    <style:style style:name="T11" style:family="text">
      <style:text-properties fo:font-size="12pt" fo:font-style="normal" style:text-underline-style="solid" style:text-underline-width="auto" style:text-underline-color="font-color" fo:font-weight="normal" officeooo:rsid="00131782" style:font-size-asian="10.5pt" style:font-style-asian="normal" style:font-weight-asian="normal" style:font-size-complex="12pt" style:font-style-complex="normal" style:font-weight-complex="normal"/>
    </style:style>
    <style:style style:name="T12" style:family="text">
      <style:text-properties officeooo:rsid="001bf5d2"/>
    </style:style>
    <style:style style:name="T13" style:family="text">
      <style:text-properties officeooo:rsid="00084b72"/>
    </style:style>
    <style:style style:name="T14" style:family="text">
      <style:text-properties officeooo:rsid="001f44bf"/>
    </style:style>
    <style:style style:name="T15" style:family="text">
      <style:text-properties style:text-underline-style="solid" style:text-underline-width="auto" style:text-underline-color="font-color"/>
    </style:style>
    <style:style style:name="T16" style:family="text">
      <style:text-properties officeooo:rsid="00277cc0"/>
    </style:style>
    <style:style style:name="T17" style:family="text">
      <style:text-properties officeooo:rsid="0027f665"/>
    </style:style>
    <style:style style:name="T18" style:family="text">
      <style:text-properties officeooo:rsid="002d5265"/>
    </style:style>
    <style:style style:name="T19" style:family="text">
      <style:text-properties officeooo:rsid="0013178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1">Rapport de Projet sur le jeu Yahtzee</text:p>
      <text:p text:style-name="P9"><text:span text:style-name="T1">Participants : </text:span><text:span text:style-name="T2">Benoit COMBASTEIX, Simon FERNANDES</text:span></text:p>
      <text:p text:style-name="P17">et Nathan OUALET</text:p>
      <text:p text:style-name="P21"/>
      <text:p text:style-name="P21"/>
      <text:p text:style-name="P9">Dépot Github sur le Projet :</text:p>
      <text:p text:style-name="P17"><text:a xlink:type="simple" xlink:href="https://github.com/FernandesSimon/Projet_Etudiant_C_2016" text:style-name="Internet_20_link" text:visited-style-name="Visited_20_Internet_20_Link">https://github.com/FernandesSimon/Projet_Etudiant_C_2016</text:a></text:p>
      <text:p text:style-name="P17"/>
      <text:p text:style-name="P19"><text:span text:style-name="T15">Encadrants :</text:span> Dominique Py, Claudine Piau-Toffolon</text:p>
      <text:p text:style-name="P19">et Thierry Lemeunier.</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23"><text:span text:style-name="T13">Sommaire :</text:span></text:p>
      <text:p text:style-name="P21"/>
      <text:list xml:id="list3262286141083394045" text:style-name="L1">
        <text:list-item>
          <text:p text:style-name="P18">Introduction</text:p>
        </text:list-item>
        <text:list-item>
          <text:p text:style-name="P20">Organisation du projet</text:p>
        </text:list-item>
        <text:list-item>
          <text:p text:style-name="P20">Conception </text:p>
        </text:list-item>
        <text:list-item>
          <text:p text:style-name="P20">Développement</text:p>
        </text:list-item>
        <text:list-item>
          <text:p text:style-name="P18">Résultats attendus et Erreurs trouvées</text:p>
        </text:list-item>
        <text:list-item>
          <text:p text:style-name="P18">Conclusion</text:p>
        </text:list-item>
        <text:list-item>
          <text:p text:style-name="P20">Annexes</text:p>
        </text:list-item>
      </text:list>
      <text:p text:style-name="P17"/>
      <text:p text:style-name="P17"/>
      <text:p text:style-name="P17"/>
      <text:list xml:id="list94303871874430" text:continue-numbering="true" text:style-name="L1">
        <text:list-item>
          <text:p text:style-name="P38">Introduction :</text:p>
          <text:p text:style-name="P25"/>
        </text:list-item>
      </text:list>
      <text:list xml:id="list5865979812262676254" text:style-name="L2">
        <text:list-item>
          <text:p text:style-name="P39">Présentation du jeu :<text:span text:style-name="T1"> le Yahtzee.</text:span></text:p>
          <text:p text:style-name="P30"/>
        </text:list-item>
      </text:list>
      <text:p text:style-name="P31"/>
      <text:p text:style-name="P10"><text:span text:style-name="T1"><text:tab/>Le Yahtzee ( aussi nommé le Yam’s ) est un jeu de dés inventé en 1954 au Canada. Il fut inventé par un couple de riches canadiens qui s’amusait à faire jouer leur amis sur leur Yacht, d’où le « Yacht Game ». Le jeu plut tellement aux amis du couple, qu’il décida de contacter le fabriquant de jeux Edwin S. Lowe afin qu’il crée des versions du jeu. Lowe eut un coup de cœur </text:span><text:span text:style-name="T3">e</text:span><text:span text:style-name="T1">t commercialisa le jeu de dés.</text:span></text:p>
      <text:p text:style-name="P32"/>
      <text:p text:style-name="P32"><text:tab/>En 1973, Milton Bradley – firme de Hasbro – achète la E. S. Lowe Company et obtient les droits du jeu.</text:p>
      <text:p text:style-name="P32"/>
      <text:p text:style-name="P27"/>
      <text:list xml:id="list94305199975970" text:continue-numbering="true" text:style-name="L2">
        <text:list-header>
          <text:p text:style-name="P26"/>
        </text:list-header>
        <text:list-item>
          <text:p text:style-name="P40">Déroulement d’une partie :</text:p>
        </text:list-item>
      </text:list>
      <text:p text:style-name="P11"/>
      <text:p text:style-name="P12"><text:tab/><text:span text:style-name="T4">Le Yam’ s se joue à un ou plusieurs joueurs. Jouer en solitaire signifie que le seul but est d’améliorer son score au fil des différentes parties.</text:span></text:p>
      <text:p text:style-name="P12"/>
      <text:p text:style-name="P13"><text:tab/><text:span text:style-name="T5">Le jeu se joue avec 5 dés et une feuille de points (voir plus bas)</text:span></text:p>
      <text:p text:style-name="P14">Au début de la partie, chaque joueur lance une fois les dés, le plus grand score commence la partie.</text:p>
      <text:p text:style-name="P14">A chaque tour, les joueurs lancent les dés au maximum 3 fois.</text:p>
      <text:p text:style-name="P14">La première fois, tous les dés doivent obligatoirement être lancés.</text:p>
      <text:p text:style-name="P14">Si le joueur décide de lancer les dés une seconde (et troisième fois), il peut relancer les dés de son choix.</text:p>
      <text:p text:style-name="P14">Après le troisième lancer, les dés ne peuvent plus être lancés et les points obtenus sont validés. </text:p>
      <text:p text:style-name="P14"/>
      <text:p text:style-name="P15"><text:tab/><text:span text:style-name="T6">Le joueur lance les dés trois fois maximum de façon à obtenir la meilleure combinaison possible.</text:span></text:p>
      <text:p text:style-name="P16">Le score est alors inscrit dans l’une des 13 cases.</text:p>
      <text:p text:style-name="P16">Une case doit obligatoirement être remplie à la fin du tour.</text:p>
      <text:list xml:id="list94304152651604" text:continue-numbering="true" text:style-name="L2">
        <text:list-header>
          <text:p text:style-name="P41"><text:soft-page-break/></text:p>
        </text:list-header>
      </text:list>
      <text:list xml:id="list281831404735828291" text:style-name="L3">
        <text:list-item>
          <text:p text:style-name="P42"><text:span text:style-name="T16">Organisation du travail</text:span> :</text:p>
        </text:list-item>
      </text:list>
      <text:p text:style-name="P48"/>
      <text:list xml:id="list358756438488143418" text:style-name="L4">
        <text:list-item>
          <text:p text:style-name="P43">Répartition des tâches :</text:p>
        </text:list-item>
      </text:list>
      <text:p text:style-name="P4"/>
      <text:p text:style-name="P6"><text:tab/></text:p>
      <text:p text:style-name="P4"/>
      <text:list xml:id="list7909214929123857872" text:style-name="L5">
        <text:list-item>
          <text:p text:style-name="P45"><text:span text:style-name="T17">Conception</text:span> :</text:p>
        </text:list-item>
      </text:list>
      <text:p text:style-name="P29"/>
      <text:p text:style-name="P37"><text:tab/><text:span text:style-name="T19">La feuille de Yahtzee est divisée en deux parties : </text:span></text:p>
      <text:p text:style-name="P50"><text:span text:style-name="T10"/></text:p>
      <text:list xml:id="list1147892038326529841" text:style-name="L6">
        <text:list-item>
          <text:p text:style-name="P52"><text:span text:style-name="T11">La partie supérieure :</text:span></text:p>
        </text:list-item>
      </text:list>
      <text:p text:style-name="P36"/>
      <text:p text:style-name="P36">de l’As au Six :</text:p>
      <text:p text:style-name="P36"/>
      <text:p text:style-name="P36">Vous multipliez le nombre d’occurrences d’une valeur par cette valeur et l’écrivez dans la case correspondante. i.e. Vous obtenez 5 Deux, vous inscrivez 10 dans la case.</text:p>
      <text:p text:style-name="P36"/>
      <text:list xml:id="list6966209350282825626" text:style-name="L7">
        <text:list-item>
          <text:p text:style-name="P53"><text:span text:style-name="T11">La partie inférieure :</text:span></text:p>
          <text:p text:style-name="P53"><text:span text:style-name="T11"/></text:p>
        </text:list-item>
      </text:list>
      <text:p text:style-name="P36"><text:span text:style-name="T15">Brelan :</text:span> Vous obtenez trois fois le même chiffre et deux autres chiffres. Vous additionnez le total des dés et l'écrivez dans la case « Brelan »</text:p>
      <text:p text:style-name="P36"/>
      <text:p text:style-name="P36"><text:span text:style-name="T15">Carré :</text:span> Vous obtenez quatre fois le même chiffre et un autre. Vous additionnez le total des dés et l'écrivez dans la case « Carré ».</text:p>
      <text:p text:style-name="P36"/>
      <text:p text:style-name="P36"><text:span text:style-name="T15">Full :</text:span> Vous obtenez trois dés identiques et 2 dés identiques entre eux. Vous additionnez le total des dés et l'écrivez dans la case « Full », vous gagnez 25 points bonus.</text:p>
      <text:p text:style-name="P36"/>
      <text:p text:style-name="P36"><text:span text:style-name="T15">Petite suite :</text:span> Vous obtenez une suite de quatre chiffre. Vous gagnez 30 points.</text:p>
      <text:p text:style-name="P36"/>
      <text:p text:style-name="P36"><text:span text:style-name="T15">Grande suite :</text:span> Vous obtenez une suite de cinq chiffres. Vous gagnez 40 points.</text:p>
      <text:p text:style-name="P36"/>
      <text:p text:style-name="P36"><text:span text:style-name="T15">Yahtzee :</text:span> Vous obtenez 5 dés identiques. Vous marquez 50 points.</text:p>
      <text:p text:style-name="P36"><text:span text:style-name="T15"/></text:p>
      <text:p text:style-name="P36"><text:span text:style-name="T15">Chance :</text:span> Vous additionnez la valeur de chaque dé et l'écrivez dans la case.</text:p>
      <text:p text:style-name="P36"/>
      <text:p text:style-name="P36">Attention ! Plusieurs résultats peuvent correspondre à plusieurs catégories mais vous ne pouvez remplir une case qu'une seule fois, soyez stratégiques !</text:p>
      <text:p text:style-name="P46"/>
      <text:p text:style-name="P46"/>
      <text:list xml:id="list94305901375075" text:continue-list="list7909214929123857872" text:style-name="L5">
        <text:list-item>
          <text:p text:style-name="P47">Développement :</text:p>
        </text:list-item>
        <text:list-item>
          <text:p text:style-name="P45">R<text:span text:style-name="T17">ésultats :</text:span></text:p>
        </text:list-item>
        <text:list-item>
          <text:p text:style-name="P47">Conclusion :</text:p>
        </text:list-item>
        <text:list-item>
          <text:p text:style-name="P47">Annexes :</text:p>
        </text:list-item>
      </text:list>
      <text:p text:style-name="P49"><text:soft-page-break/></text:p>
      <text:p text:style-name="P2"/>
      <text:p text:style-name="P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ff92f" officeooo:paragraph-rsid="001ff92f"/>
    </style:style>
    <style:style style:name="MP2" style:family="paragraph" style:parent-style-name="Footer">
      <style:paragraph-properties fo:text-align="start" style:justify-single-word="false"/>
    </style:style>
    <style:style style:name="MT1" style:family="text">
      <style:text-properties style:text-underline-style="solid" style:text-underline-width="auto" style:text-underline-color="font-color"/>
    </style:style>
    <style:style style:name="MT2" style:family="text">
      <style:text-properties officeooo:rsid="001f44b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span text:style-name="MT1">Projet Jeu Yahtzee</text:span> – B.Combasteix, S.Fernandes et N.Oualet</text:p>
      </style:header>
      <style:footer>
        <text:p text:style-name="MP2"><text:span text:style-name="MT2">16/12/2016 <text:tab/></text:span><text:span text:style-name="MT2"><text:page-number text:select-page="current">4</text:page-number></text:span><text:span text:style-name="MT2">/</text:span><text:span text:style-name="MT2"><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09:47:51.731653996</meta:creation-date>
    <meta:generator>LibreOffice/5.1.4.2$Linux_X86_64 LibreOffice_project/10m0$Build-2</meta:generator>
    <dc:date>2016-12-09T09:43:03.780579228</dc:date>
    <meta:editing-duration>PT1H28M57S</meta:editing-duration>
    <meta:editing-cycles>45</meta:editing-cycles>
    <meta:document-statistic meta:table-count="0" meta:image-count="0" meta:object-count="0" meta:page-count="4" meta:paragraph-count="55" meta:word-count="575" meta:character-count="3200" meta:non-whitespace-character-count="2684"/>
  </office:meta>
</office:document-meta>
</file>